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4" style:family="paragraph" style:parent-style-name="Heading_20_1">
      <style:text-properties fo:font-size="16pt" style:font-size-asian="16pt" style:font-size-complex="16pt"/>
    </style:style>
    <style:style style:name="P5" style:family="paragraph" style:parent-style-name="Table_20_Contents">
      <style:text-properties fo:color="#008000" fo:font-size="18.25pt" officeooo:rsid="001e284f" officeooo:paragraph-rsid="001e284f" style:font-size-asian="16pt" style:font-size-complex="18.25pt"/>
    </style:style>
    <style:style style:name="P6" style:family="paragraph" style:parent-style-name="Table_20_Contents">
      <style:text-properties fo:color="#ff0000" fo:font-size="18.25pt" officeooo:rsid="001e284f" officeooo:paragraph-rsid="001e284f" style:font-size-asian="16pt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/>
    </style:style>
    <style:style style:name="T5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5">6</text:span><text:span text:style-name="T2">　</text:span><text:span text:style-name="T4">ServletConfig</text:span></text:h>
      <text:p text:style-name="P3">ServletConfig<text:span text:style-name="T1">对象对应</text:span><text:span text:style-name="T3">web.xml</text:span><text:span text:style-name="T1">文件中的</text:span><text:span text:style-name="T3">&lt;servlet&gt;</text:span><text:span text:style-name="T1">元素。例如你想获取当前</text:span><text:span text:style-name="T3">Servlet</text:span><text:span text:style-name="T1">在</text:span><text:span text:style-name="T3">web.xml</text:span><text:span text:style-name="T1">文件中的配置名，那么可以使用</text:span><text:span text:style-name="T3">servletConfig.getServletName()</text:span><text:span text:style-name="T1">方法获取！</text:span></text:p>
      <text:p text:style-name="P3"><text:span text:style-name="T1">你不能自己去创建</text:span>ServletConfig<text:span text:style-name="T1">对象，</text:span><text:span text:style-name="T3">Servlet</text:span><text:span text:style-name="T1">的</text:span><text:span text:style-name="T3">init()</text:span><text:span text:style-name="T1">方法的参数就是</text:span><text:span text:style-name="T3">ServletConfig</text:span><text:span text:style-name="T1">类型的。</text:span><text:span text:style-name="T3">Tomcat</text:span><text:span text:style-name="T1">在调用</text:span><text:span text:style-name="T3">init()</text:span><text:span text:style-name="T1">方法时，会传递</text:span><text:span text:style-name="T3">ServletConfig</text:span><text:span text:style-name="T1">对象。你可以在</text:span><text:span text:style-name="T3">init()</text:span><text:span text:style-name="T1">方法中使用它！</text:span></text:p>
      <text:p text:style-name="P3"><text:span text:style-name="T1">在</text:span>&lt;servlet&gt;<text:span text:style-name="T1">元素中还可以配置初始化参数：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5">&lt;servlet&gt;</text:p>
            <text:p text:style-name="P5"><text:s text:c="4"/>&lt;servlet-name&gt;HttpServer&lt;/servlet-name&gt;</text:p>
            <text:p text:style-name="P5"><text:s text:c="4"/>&lt;servlet-class&gt;com.servlet.HttpServer&lt;/servlet-class&gt;</text:p>
            <text:p text:style-name="P5"><text:s text:c="4"/>&lt;init-param&gt;</text:p>
            <text:p text:style-name="P5"><text:s text:c="4"/>&lt;param-name&gt;username&lt;/param-name&gt;</text:p>
            <text:p text:style-name="P5"><text:s text:c="4"/>&lt;param-value&gt;12345&lt;/param-value&gt;</text:p>
            <text:p text:style-name="P5"><text:s text:c="4"/>&lt;/init-param&gt;</text:p>
            <text:p text:style-name="P5"><text:s text:c="4"/>&lt;init-param&gt;</text:p>
            <text:p text:style-name="P5"><text:s text:c="4"/>&lt;param-name&gt;password&lt;/param-name&gt;</text:p>
            <text:p text:style-name="P5"><text:s text:c="4"/>&lt;param-value&gt;11111&lt;/param-value&gt;</text:p>
            <text:p text:style-name="P5"><text:s text:c="4"/>&lt;/init-param&gt;</text:p>
            <text:p text:style-name="P5"><text:s text:c="4"/>&lt;load-on-startup&gt;1&lt;/load-on-startup&gt;</text:p>
            <text:p text:style-name="P5"><text:s text:c="2"/>&lt;/servlet&gt;</text:p>
          </table:table-cell>
        </table:table-row>
      </table:table>
      <text:p text:style-name="P2"><text:span text:style-name="T1">添加了两个初始化参数，第一个参数的名称为</text:span>paramName1<text:span text:style-name="T1">，第一个参数的值为</text:span><text:span text:style-name="T3">paramValue1</text:span><text:span text:style-name="T1">；第二个参数的名称为</text:span><text:span text:style-name="T3">paramName2</text:span><text:span text:style-name="T1">，第二个参数值为</text:span><text:span text:style-name="T3">paramValue2</text:span><text:span text:style-name="T1">。</text:span></text:p>
      <text:p text:style-name="P3"><text:span text:style-name="T1">在</text:span>&lt;servlet&gt;<text:span text:style-name="T1">元素中可以加载多个</text:span><text:span text:style-name="T3">&lt;init-param&gt;</text:span><text:span text:style-name="T1">，每个</text:span><text:span text:style-name="T3">&lt;init-param&gt;</text:span><text:span text:style-name="T1">表示一个参数。</text:span><text:span text:style-name="T3">&lt;init-param&gt;</text:span><text:span text:style-name="T1">下有两个子元素：</text:span><text:span text:style-name="T3">&lt;param-name&gt;</text:span><text:span text:style-name="T1">和</text:span><text:span text:style-name="T3">&lt;param-value&gt;</text:span><text:span text:style-name="T1">，其中</text:span><text:span text:style-name="T3">&lt;param-name&gt;</text:span><text:span text:style-name="T1">表示参数的名称，而</text:span><text:span text:style-name="T3">&lt;param-value&gt;</text:span><text:span text:style-name="T1">元素参数的值。</text:span></text:p>
      <text:p text:style-name="P3"><text:span text:style-name="T1">注意，</text:span>&lt;init-param&gt;<text:span text:style-name="T1">是添加到</text:span><text:span text:style-name="T3">&lt;servlet&gt;</text:span><text:span text:style-name="T1">元素中，而不是</text:span><text:span text:style-name="T3">&lt;servlet-mapping&gt;</text:span><text:span text:style-name="T1">中。</text:span></text:p>
      <text:p text:style-name="P2"><text:span text:style-name="T1">　　使用</text:span>ServletConfig<text:span text:style-name="T1">对象的</text:span><text:span text:style-name="T3">getInitParameter(String paramName)</text:span><text:span text:style-name="T1">方法可以获取指定参数名称的参数值。</text:span><text:span text:style-name="T3">getInitParameterNames()</text:span><text:span text:style-name="T1">方法返</text:span><text:soft-page-break/><text:span text:style-name="T1">回所有参数的名字，返回值类型为</text:span><text:span text:style-name="T3">Enumeration</text:span><text:span text:style-name="T1">。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6">public void init(ServletConfig config) throws ServletException {</text:p>
            <text:p text:style-name="P6"><text:s text:c="4"/><text:tab/>//从servlet中获得初始化的参数值</text:p>
            <text:p text:style-name="P6"><text:s text:c="4"/><text:tab/>/*String username=config.getInitParameter("username");</text:p>
            <text:p text:style-name="P6"><text:s text:c="4"/><text:tab/>System.out.println(username);*/</text:p>
            <text:p text:style-name="P6"><text:s text:c="4"/><text:tab/>//获得所有的参数名</text:p>
            <text:p text:style-name="P6"><text:s text:c="4"/><text:tab/>Enumeration emuns=config.getInitParameterNames();</text:p>
            <text:p text:style-name="P6"><text:s text:c="8"/>while(emuns.hasMoreElements()){</text:p>
            <text:p text:style-name="P6"><text:s text:c="8"/><text:tab/>String name=(String) emuns.nextElement();</text:p>
            <text:p text:style-name="P6"><text:s text:c="8"/><text:tab/>String values=config.getInitParameter(name);</text:p>
            <text:p text:style-name="P6"><text:s text:c="8"/><text:tab/>System.out.println(name+values);</text:p>
            <text:p text:style-name="P6"><text:s text:c="8"/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2S</meta:editing-duration>
    <meta:editing-cycles>3</meta:editing-cycles>
    <meta:generator>LibreOffice/5.3.0.3$Windows_X86_64 LibreOffice_project/7074905676c47b82bbcfbea1aeefc84afe1c50e1</meta:generator>
    <dc:date>2018-03-11T14:10:57.189000000</dc:date>
    <meta:document-statistic meta:table-count="2" meta:image-count="0" meta:object-count="0" meta:page-count="2" meta:paragraph-count="32" meta:word-count="346" meta:character-count="1497" meta:non-whitespace-character-count="1368"/>
    <meta:user-defined meta:name="Info 1"/>
    <meta:user-defined meta:name="Info 2"/>
    <meta:user-defined meta:name="Info 3"/>
    <meta:user-defined meta:name="Info 4"/>
  </office:meta>
</office:document-meta>
</file>